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paragraph-rsid="001b2aa1"/>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weight="bold" officeooo:paragraph-rsid="001b2aa1" style:font-weight-asian="bold" style:font-weight-complex="bold"/>
    </style:style>
    <style:style style:name="P5" style:family="paragraph" style:parent-style-name="Standard">
      <style:text-properties style:font-name="Arial" fo:font-weight="bold" officeooo:rsid="001b2aa1" officeooo:paragraph-rsid="001b2aa1" style:font-weight-asian="bold" style:font-weight-complex="bold"/>
    </style:style>
    <style:style style:name="P6" style:family="paragraph" style:parent-style-name="Standard">
      <style:text-properties style:font-name="Arial" officeooo:paragraph-rsid="001b2aa1"/>
    </style:style>
    <style:style style:name="P7" style:family="paragraph" style:parent-style-name="Standard">
      <style:text-properties style:font-name="Arial" fo:font-weight="bold" style:font-weight-asian="bold" style:font-weight-complex="bold"/>
    </style:style>
    <style:style style:name="T1" style:family="text">
      <style:text-properties officeooo:rsid="001b2aa1"/>
    </style:style>
    <style:style style:name="T2" style:family="text">
      <style:text-properties fo:font-weight="bold" style:font-weight-asian="bold" style:font-weight-complex="bold"/>
    </style:style>
    <style:style style:name="T3" style:family="text">
      <style:text-properties fo:font-weight="bold" officeooo:rsid="001b2aa1" style:font-weight-asian="bold" style:font-weight-complex="bold"/>
    </style:style>
    <style:style style:name="T4" style:family="text">
      <style:text-properties fo:font-weight="normal" officeooo:rsid="001b2aa1" style:font-weight-asian="normal" style:font-weight-complex="normal"/>
    </style:style>
    <style:style style:name="T5" style:family="text">
      <style:text-properties style:font-name="Arial" fo:font-weight="bold" officeooo:rsid="001b2aa1" style:font-weight-asian="bold" style:font-weight-complex="bold"/>
    </style:style>
    <style:style style:name="T6" style:family="text">
      <style:text-properties style:font-name="Arial" fo:font-weight="normal" officeooo:rsid="001b2aa1" style:font-weight-asian="normal" style:font-weight-complex="normal"/>
    </style:style>
    <style:style style:name="T7" style:family="text">
      <style:text-properties style:font-name="Arial" fo:font-weight="normal" officeooo:rsid="001cbc38"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Applicant</text:span><text:span text:style-name="T2">: </text:span><text:span text:style-name="T4">Marcos</text:span></text:p>
      <text:p text:style-name="P3"><text:span text:style-name="T1">Qualifications: </text:span><text:span text:style-name="T4">Expert in backend development (Assembly, Java, C++), knowledge in different aspects of frontend (javascript, HTML&amp;CSS, Wordpress), previous experience development a web page.</text:span></text:p>
      <text:p text:style-name="Standard"><text:span text:style-name="T5">Do you plan to hire this applicant? Why or why not?: </text:span><text:span text:style-name="T6">Yes, </text:span><text:span text:style-name="T7">al</text:span><text:span text:style-name="T6">though </text:span><text:span text:style-name="T7">he</text:span><text:span text:style-name="T6"> do</text:span><text:span text:style-name="T7">esn’t</text:span><text:span text:style-name="T6"> meet all the necessary requirements, since </text:span><text:span text:style-name="T7">he </text:span><text:span text:style-name="T6">ha</text:span><text:span text:style-name="T7">s</text:span><text:span text:style-name="T6"> a decent résumé and previous experience, we will end up hiring </text:span><text:span text:style-name="T7">him</text:span><text:span text:style-name="T6">.</text:span></text:p>
      <text:p text:style-name="P3"/>
      <text:p text:style-name="P3"/>
      <text:p text:style-name="P3"/>
      <text:p text:style-name="P3"/>
      <text:p text:style-name="P3"/>
      <text:p text:style-name="P6"><text:span text:style-name="T3">Applicant</text:span><text:span text:style-name="T2">: </text:span><text:span text:style-name="T4">Alvaro</text:span></text:p>
      <text:p text:style-name="P4"><text:span text:style-name="T1">Qualifications: </text:span><text:span text:style-name="T4">Hardware technician and peripheral maintenace manager, Photoshop, Hardware, and a little bit of video editting.</text:span></text:p>
      <text:p text:style-name="P1"><text:span text:style-name="T5">Do you plan to hire this applicant? Why or why not?: </text:span><text:span text:style-name="T6">No, because we are looking for a computer scientist specialized in software and its applications. Although they are well-trained in their field, they are not applying for the correct job position.</text:span></text:p>
      <text:p text:style-name="P5"/>
      <text:p text:style-name="P4"/>
      <text:p text:style-name="P4"/>
      <text:p text:style-name="P4"/>
      <text:p text:style-name="P4"/>
      <text:p text:style-name="P6"><text:span text:style-name="T3">Applicant</text:span><text:span text:style-name="T2">: </text:span><text:span text:style-name="T4">Alejandra</text:span></text:p>
      <text:p text:style-name="P4"><text:span text:style-name="T1">Qualifications: </text:span><text:span text:style-name="T4">Web application; Developer Students; Skills in HTML&amp;CSS, Teamwork and Python&amp;Java.</text:span></text:p>
      <text:p text:style-name="P1"><text:span text:style-name="T5">Do you plan to hire this applicant? Why or why not?: </text:span><text:span text:style-name="T6">No, because although they present different skills in various fields, they do not meet the requirements demanded by the company. This is because they are not specialized in a specific sector.</text:span></text:p>
      <text:p text:style-name="P4"/>
      <text:p text:style-name="Standard"/>
      <text:p text:style-name="P4"/>
      <text:p text:style-name="P4"/>
      <text:p text:style-name="P4"/>
      <text:p text:style-name="P6"><text:span text:style-name="T3">Applicant</text:span><text:span text:style-name="T2">: </text:span><text:span text:style-name="T4">Sergio</text:span></text:p>
      <text:p text:style-name="P4"><text:span text:style-name="T1">Qualifications:</text:span><text:span text:style-name="T4"> Web developer, previous experience development <text:s/>in amazon’s web, Managed a Junior software development team. </text:span></text:p>
      <text:p text:style-name="P4"><text:span text:style-name="T1">Do you plan to hire this applicant? Why or why not?: </text:span><text:span text:style-name="T4">Yes, I would hire this person because they have considerable previous experience in the sector. We are interested in hiring someone who, in addition to fulfilling their responsibilities, is capable of growing within the company and leading a team.</text:span></text:p>
      <text:p text:style-name="P5"/>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0:47:00.304465246</meta:creation-date>
    <dc:date>2025-01-29T11:19:09.187875111</dc:date>
    <meta:editing-duration>PT31M38S</meta:editing-duration>
    <meta:editing-cycles>2</meta:editing-cycles>
    <meta:generator>LibreOffice/7.4.7.2$Linux_X86_64 LibreOffice_project/40$Build-2</meta:generator>
    <meta:document-statistic meta:table-count="0" meta:image-count="0" meta:object-count="0" meta:page-count="1" meta:paragraph-count="12" meta:word-count="242" meta:character-count="1599" meta:non-whitespace-character-count="1367"/>
  </office:meta>
</office:document-meta>
</file>